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Taskset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xec_Avg</text:p>
          </table:table-cell>
          <table:table-cell office:value-type="string" calcext:value-type="string">
            <text:p>IPC_Avg</text:p>
          </table:table-cell>
          <table:table-cell office:value-type="string" calcext:value-type="string">
            <text:p>Read_Avg</text:p>
          </table:table-cell>
          <table:table-cell office:value-type="string" calcext:value-type="string">
            <text:p>Write_Avg</text:p>
          </table:table-cell>
          <table:table-cell office:value-type="string" calcext:value-type="string">
            <text:p>Inst_Avg</text:p>
          </table:table-cell>
          <table:table-cell office:value-type="string" calcext:value-type="string">
            <text:p>Inst_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Turbo</text:p>
          </table:table-cell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2101000" calcext:value-type="float">
            <text:p>2101000</text:p>
          </table:table-cell>
          <table:table-cell office:value-type="float" office:value="57.65" calcext:value-type="float">
            <text:p>57.65</text:p>
          </table:table-cell>
          <table:table-cell office:value-type="float" office:value="0.322" calcext:value-type="float">
            <text:p>0.322</text:p>
          </table:table-cell>
          <table:table-cell office:value-type="float" office:value="1.784" calcext:value-type="float">
            <text:p>1.784</text:p>
          </table:table-cell>
          <table:table-cell office:value-type="float" office:value="4.604" calcext:value-type="float">
            <text:p>4.604</text:p>
          </table:table-cell>
          <table:table-cell office:value-type="float" office:value="3.728" calcext:value-type="float">
            <text:p>3.728</text:p>
          </table:table-cell>
          <table:table-cell office:value-type="float" office:value="109504.912" calcext:value-type="float">
            <text:p>109504.912</text:p>
          </table:table-cell>
          <table:table-cell office:value-type="float" office:value="6241780" calcext:value-type="float">
            <text:p>6241780</text:p>
          </table:table-cell>
          <table:table-cell office:value-type="float" office:value="22016.38" calcext:value-type="float">
            <text:p>22016.38</text:p>
          </table:table-cell>
          <table:table-cell office:value-type="float" office:value="381.897" calcext:value-type="float">
            <text:p>381.897</text:p>
          </table:table-cell>
          <table:table-cell/>
          <table:table-cell table:formula="of:=[.I2]/[.J2]" office:value-type="float" office:value="283.506189482558" calcext:value-type="float">
            <text:p>283.5061894826</text:p>
          </table:table-cell>
          <table:table-cell table:formula="of:=MAX([.M$1:.M$1048576])" office:value-type="float" office:value="344.043454193647" calcext:value-type="float">
            <text:p>344.0434541936</text:p>
          </table:table-cell>
          <table:table-cell table:formula="of:=MIN([.M$1:.M$1048576])" office:value-type="float" office:value="266.158051382784" calcext:value-type="float">
            <text:p>266.1580513828</text:p>
          </table:table-cell>
          <table:table-cell table:formula="of:=[.M2]" office:value-type="float" office:value="283.506189482558" calcext:value-type="float">
            <text:p>283.5061894826</text:p>
          </table:table-cell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67.825" calcext:value-type="float">
            <text:p>67.825</text:p>
          </table:table-cell>
          <table:table-cell office:value-type="float" office:value="0.274" calcext:value-type="float">
            <text:p>0.274</text:p>
          </table:table-cell>
          <table:table-cell office:value-type="float" office:value="1.822" calcext:value-type="float">
            <text:p>1.822</text:p>
          </table:table-cell>
          <table:table-cell office:value-type="float" office:value="3.916" calcext:value-type="float">
            <text:p>3.916</text:p>
          </table:table-cell>
          <table:table-cell office:value-type="float" office:value="3.114" calcext:value-type="float">
            <text:p>3.114</text:p>
          </table:table-cell>
          <table:table-cell office:value-type="float" office:value="93230.597" calcext:value-type="float">
            <text:p>93230.597</text:p>
          </table:table-cell>
          <table:table-cell office:value-type="float" office:value="6246450" calcext:value-type="float">
            <text:p>6246450</text:p>
          </table:table-cell>
          <table:table-cell office:value-type="float" office:value="23468.95" calcext:value-type="float">
            <text:p>23468.95</text:p>
          </table:table-cell>
          <table:table-cell office:value-type="float" office:value="346.022" calcext:value-type="float">
            <text:p>346.022</text:p>
          </table:table-cell>
          <table:table-cell/>
          <table:table-cell table:formula="of:=[.I3]/[.J3]" office:value-type="float" office:value="266.158051382784" calcext:value-type="float">
            <text:p>266.1580513828</text:p>
          </table:table-cell>
          <table:table-cell table:formula="of:=[.N2]/[.$N$2]" office:value-type="float" office:value="1" calcext:value-type="float">
            <text:p>1</text:p>
          </table:table-cell>
          <table:table-cell table:formula="of:=[.O2]/[.$N$2]" office:value-type="float" office:value="0.773617542024142" calcext:value-type="float">
            <text:p>0.773617542</text:p>
          </table:table-cell>
          <table:table-cell table:formula="of:=[.P2]/[.$N$2]" office:value-type="float" office:value="0.824041806425374" calcext:value-type="float">
            <text:p>0.8240418064</text:p>
          </table:table-cell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71.968" calcext:value-type="float">
            <text:p>71.968</text:p>
          </table:table-cell>
          <table:table-cell office:value-type="float" office:value="0.258" calcext:value-type="float">
            <text:p>0.258</text:p>
          </table:table-cell>
          <table:table-cell office:value-type="float" office:value="1.794" calcext:value-type="float">
            <text:p>1.794</text:p>
          </table:table-cell>
          <table:table-cell office:value-type="float" office:value="3.728" calcext:value-type="float">
            <text:p>3.728</text:p>
          </table:table-cell>
          <table:table-cell office:value-type="float" office:value="2.977" calcext:value-type="float">
            <text:p>2.977</text:p>
          </table:table-cell>
          <table:table-cell office:value-type="float" office:value="88022.535" calcext:value-type="float">
            <text:p>88022.535</text:p>
          </table:table-cell>
          <table:table-cell office:value-type="float" office:value="6249600" calcext:value-type="float">
            <text:p>6249600</text:p>
          </table:table-cell>
          <table:table-cell office:value-type="float" office:value="18409.87" calcext:value-type="float">
            <text:p>18409.87</text:p>
          </table:table-cell>
          <table:table-cell office:value-type="float" office:value="255.806" calcext:value-type="float">
            <text:p>255.806</text:p>
          </table:table-cell>
          <table:table-cell/>
          <table:table-cell table:formula="of:=[.I4]/[.J4]" office:value-type="float" office:value="339.470077735476" calcext:value-type="float">
            <text:p>339.4700777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76.078" calcext:value-type="float">
            <text:p>76.078</text:p>
          </table:table-cell>
          <table:table-cell office:value-type="float" office:value="0.245" calcext:value-type="float">
            <text:p>0.245</text:p>
          </table:table-cell>
          <table:table-cell office:value-type="float" office:value="1.798" calcext:value-type="float">
            <text:p>1.798</text:p>
          </table:table-cell>
          <table:table-cell office:value-type="float" office:value="3.549" calcext:value-type="float">
            <text:p>3.549</text:p>
          </table:table-cell>
          <table:table-cell office:value-type="float" office:value="2.845" calcext:value-type="float">
            <text:p>2.845</text:p>
          </table:table-cell>
          <table:table-cell office:value-type="float" office:value="83584.533" calcext:value-type="float">
            <text:p>83584.533</text:p>
          </table:table-cell>
          <table:table-cell office:value-type="float" office:value="6268840" calcext:value-type="float">
            <text:p>6268840</text:p>
          </table:table-cell>
          <table:table-cell office:value-type="float" office:value="18407.77" calcext:value-type="float">
            <text:p>18407.77</text:p>
          </table:table-cell>
          <table:table-cell office:value-type="float" office:value="241.959" calcext:value-type="float">
            <text:p>241.959</text:p>
          </table:table-cell>
          <table:table-cell/>
          <table:table-cell table:formula="of:=[.I5]/[.J5]" office:value-type="float" office:value="340.554016048658" calcext:value-type="float">
            <text:p>340.5540160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79.083" calcext:value-type="float">
            <text:p>79.083</text:p>
          </table:table-cell>
          <table:table-cell office:value-type="float" office:value="0.236" calcext:value-type="float">
            <text:p>0.236</text:p>
          </table:table-cell>
          <table:table-cell office:value-type="float" office:value="1.806" calcext:value-type="float">
            <text:p>1.806</text:p>
          </table:table-cell>
          <table:table-cell office:value-type="float" office:value="3.454" calcext:value-type="float">
            <text:p>3.454</text:p>
          </table:table-cell>
          <table:table-cell office:value-type="float" office:value="2.765" calcext:value-type="float">
            <text:p>2.765</text:p>
          </table:table-cell>
          <table:table-cell office:value-type="float" office:value="80400" calcext:value-type="float">
            <text:p>80400</text:p>
          </table:table-cell>
          <table:table-cell office:value-type="float" office:value="6271200" calcext:value-type="float">
            <text:p>6271200</text:p>
          </table:table-cell>
          <table:table-cell office:value-type="float" office:value="18227.93" calcext:value-type="float">
            <text:p>18227.93</text:p>
          </table:table-cell>
          <table:table-cell office:value-type="float" office:value="230.491" calcext:value-type="float">
            <text:p>230.491</text:p>
          </table:table-cell>
          <table:table-cell/>
          <table:table-cell table:formula="of:=[.I6]/[.J6]" office:value-type="float" office:value="344.043454193647" calcext:value-type="float">
            <text:p>344.0434541936</text:p>
          </table:table-cell>
          <table:table-cell/>
          <table:table-cell table:formula="of:=[.B6]/[.B3]" office:value-type="float" office:value="0.857142857142857" calcext:value-type="float">
            <text:p>0.8571428571</text:p>
          </table:table-cell>
          <table:table-cell/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86.239" calcext:value-type="float">
            <text:p>86.239</text:p>
          </table:table-cell>
          <table:table-cell office:value-type="float" office:value="0.216" calcext:value-type="float">
            <text:p>0.216</text:p>
          </table:table-cell>
          <table:table-cell office:value-type="float" office:value="1.785" calcext:value-type="float">
            <text:p>1.785</text:p>
          </table:table-cell>
          <table:table-cell office:value-type="float" office:value="3.228" calcext:value-type="float">
            <text:p>3.228</text:p>
          </table:table-cell>
          <table:table-cell office:value-type="float" office:value="2.55" calcext:value-type="float">
            <text:p>2.55</text:p>
          </table:table-cell>
          <table:table-cell office:value-type="float" office:value="73697.059" calcext:value-type="float">
            <text:p>73697.059</text:p>
          </table:table-cell>
          <table:table-cell office:value-type="float" office:value="6264250" calcext:value-type="float">
            <text:p>6264250</text:p>
          </table:table-cell>
          <table:table-cell office:value-type="float" office:value="19014.06" calcext:value-type="float">
            <text:p>19014.06</text:p>
          </table:table-cell>
          <table:table-cell office:value-type="float" office:value="220.481" calcext:value-type="float">
            <text:p>220.481</text:p>
          </table:table-cell>
          <table:table-cell/>
          <table:table-cell table:formula="of:=[.I7]/[.J7]" office:value-type="float" office:value="329.453572777197" calcext:value-type="float">
            <text:p>329.4535727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90.571" calcext:value-type="float">
            <text:p>90.571</text:p>
          </table:table-cell>
          <table:table-cell office:value-type="float" office:value="0.207" calcext:value-type="float">
            <text:p>0.207</text:p>
          </table:table-cell>
          <table:table-cell office:value-type="float" office:value="1.801" calcext:value-type="float">
            <text:p>1.801</text:p>
          </table:table-cell>
          <table:table-cell office:value-type="float" office:value="3.095" calcext:value-type="float">
            <text:p>3.095</text:p>
          </table:table-cell>
          <table:table-cell office:value-type="float" office:value="2.465" calcext:value-type="float">
            <text:p>2.465</text:p>
          </table:table-cell>
          <table:table-cell office:value-type="float" office:value="70669.663" calcext:value-type="float">
            <text:p>70669.663</text:p>
          </table:table-cell>
          <table:table-cell office:value-type="float" office:value="6289600" calcext:value-type="float">
            <text:p>6289600</text:p>
          </table:table-cell>
          <table:table-cell office:value-type="float" office:value="18991.34" calcext:value-type="float">
            <text:p>18991.34</text:p>
          </table:table-cell>
          <table:table-cell office:value-type="float" office:value="209.685" calcext:value-type="float">
            <text:p>209.685</text:p>
          </table:table-cell>
          <table:table-cell/>
          <table:table-cell table:formula="of:=[.I8]/[.J8]" office:value-type="float" office:value="331.182528457708" calcext:value-type="float">
            <text:p>331.1825284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5.659" calcext:value-type="float">
            <text:p>95.659</text:p>
          </table:table-cell>
          <table:table-cell office:value-type="float" office:value="0.196" calcext:value-type="float">
            <text:p>0.196</text:p>
          </table:table-cell>
          <table:table-cell office:value-type="float" office:value="1.804" calcext:value-type="float">
            <text:p>1.804</text:p>
          </table:table-cell>
          <table:table-cell office:value-type="float" office:value="2.924" calcext:value-type="float">
            <text:p>2.924</text:p>
          </table:table-cell>
          <table:table-cell office:value-type="float" office:value="2.325" calcext:value-type="float">
            <text:p>2.325</text:p>
          </table:table-cell>
          <table:table-cell office:value-type="float" office:value="67080.851" calcext:value-type="float">
            <text:p>67080.851</text:p>
          </table:table-cell>
          <table:table-cell office:value-type="float" office:value="6305600" calcext:value-type="float">
            <text:p>6305600</text:p>
          </table:table-cell>
          <table:table-cell office:value-type="float" office:value="19693.25" calcext:value-type="float">
            <text:p>19693.25</text:p>
          </table:table-cell>
          <table:table-cell office:value-type="float" office:value="205.869" calcext:value-type="float">
            <text:p>205.869</text:p>
          </table:table-cell>
          <table:table-cell/>
          <table:table-cell table:formula="of:=[.I9]/[.J9]" office:value-type="float" office:value="320.190928363779" calcext:value-type="float">
            <text:p>320.1909283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02.144" calcext:value-type="float">
            <text:p>102.144</text:p>
          </table:table-cell>
          <table:table-cell office:value-type="float" office:value="0.183" calcext:value-type="float">
            <text:p>0.183</text:p>
          </table:table-cell>
          <table:table-cell office:value-type="float" office:value="1.798" calcext:value-type="float">
            <text:p>1.798</text:p>
          </table:table-cell>
          <table:table-cell office:value-type="float" office:value="2.788" calcext:value-type="float">
            <text:p>2.788</text:p>
          </table:table-cell>
          <table:table-cell office:value-type="float" office:value="2.209" calcext:value-type="float">
            <text:p>2.209</text:p>
          </table:table-cell>
          <table:table-cell office:value-type="float" office:value="62969" calcext:value-type="float">
            <text:p>62969</text:p>
          </table:table-cell>
          <table:table-cell office:value-type="float" office:value="6296900" calcext:value-type="float">
            <text:p>6296900</text:p>
          </table:table-cell>
          <table:table-cell office:value-type="float" office:value="20151.8" calcext:value-type="float">
            <text:p>20151.8</text:p>
          </table:table-cell>
          <table:table-cell office:value-type="float" office:value="197.288" calcext:value-type="float">
            <text:p>197.288</text:p>
          </table:table-cell>
          <table:table-cell/>
          <table:table-cell table:formula="of:=[.I10]/[.J10]" office:value-type="float" office:value="312.473327444695" calcext:value-type="float">
            <text:p>312.4733274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1.078" calcext:value-type="float">
            <text:p>111.078</text:p>
          </table:table-cell>
          <table:table-cell office:value-type="float" office:value="0.169" calcext:value-type="float">
            <text:p>0.169</text:p>
          </table:table-cell>
          <table:table-cell office:value-type="float" office:value="1.803" calcext:value-type="float">
            <text:p>1.803</text:p>
          </table:table-cell>
          <table:table-cell office:value-type="float" office:value="2.572" calcext:value-type="float">
            <text:p>2.572</text:p>
          </table:table-cell>
          <table:table-cell office:value-type="float" office:value="2.035" calcext:value-type="float">
            <text:p>2.035</text:p>
          </table:table-cell>
          <table:table-cell office:value-type="float" office:value="57907.339" calcext:value-type="float">
            <text:p>57907.339</text:p>
          </table:table-cell>
          <table:table-cell office:value-type="float" office:value="6311900" calcext:value-type="float">
            <text:p>6311900</text:p>
          </table:table-cell>
          <table:table-cell office:value-type="float" office:value="21478.02" calcext:value-type="float">
            <text:p>21478.02</text:p>
          </table:table-cell>
          <table:table-cell office:value-type="float" office:value="193.36" calcext:value-type="float">
            <text:p>193.36</text:p>
          </table:table-cell>
          <table:table-cell/>
          <table:table-cell table:formula="of:=[.I11]/[.J11]" office:value-type="float" office:value="293.877182347349" calcext:value-type="float">
            <text:p>293.8771823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FFFFFFFFFFFFFFFFFFFF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8.223" calcext:value-type="float">
            <text:p>118.223</text:p>
          </table:table-cell>
          <table:table-cell office:value-type="float" office:value="0.159" calcext:value-type="float">
            <text:p>0.159</text:p>
          </table:table-cell>
          <table:table-cell office:value-type="float" office:value="1.813" calcext:value-type="float">
            <text:p>1.813</text:p>
          </table:table-cell>
          <table:table-cell office:value-type="float" office:value="2.424" calcext:value-type="float">
            <text:p>2.424</text:p>
          </table:table-cell>
          <table:table-cell office:value-type="float" office:value="1.941" calcext:value-type="float">
            <text:p>1.941</text:p>
          </table:table-cell>
          <table:table-cell office:value-type="float" office:value="54349.138" calcext:value-type="float">
            <text:p>54349.138</text:p>
          </table:table-cell>
          <table:table-cell office:value-type="float" office:value="6304500" calcext:value-type="float">
            <text:p>6304500</text:p>
          </table:table-cell>
          <table:table-cell office:value-type="float" office:value="22182.88" calcext:value-type="float">
            <text:p>22182.88</text:p>
          </table:table-cell>
          <table:table-cell office:value-type="float" office:value="187.636" calcext:value-type="float">
            <text:p>187.636</text:p>
          </table:table-cell>
          <table:table-cell/>
          <table:table-cell table:formula="of:=[.I12]/[.J12]" office:value-type="float" office:value="284.205657696386" calcext:value-type="float">
            <text:p>284.20565769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3:46:18.078144875</meta:creation-date>
    <dc:date>2017-06-02T09:18:24.856758604</dc:date>
    <meta:editing-duration>P7DT18H21M16S</meta:editing-duration>
    <meta:editing-cycles>1</meta:editing-cycles>
    <meta:document-statistic meta:table-count="1" meta:cell-count="153" meta:object-count="0"/>
    <meta:generator>LibreOffice/5.1.6.2$Linux_X86_64 LibreOffice_project/10m0$Build-2</meta:generator>
  </office:meta>
</office:document-meta>
</file>